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10bb41" officeooo:paragraph-rsid="0010bb41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20pt" fo:font-weight="bold" officeooo:rsid="000f28d6" officeooo:paragraph-rsid="000f28d6" style:font-size-asian="20pt" style:font-weight-asian="bold" style:font-size-complex="20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8pt" fo:font-weight="normal" officeooo:rsid="003b859a" officeooo:paragraph-rsid="003b859a" style:font-size-asian="18pt" style:font-weight-asian="normal" style:font-size-complex="18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6pt" fo:font-weight="normal" officeooo:rsid="0096bef2" officeooo:paragraph-rsid="0096bef2" style:font-size-asian="14pt" style:font-weight-asian="normal" style:font-size-complex="16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fo:font-size="16pt" fo:font-weight="normal" officeooo:rsid="0096bef2" officeooo:paragraph-rsid="0010bb41" style:font-size-asian="14pt" style:font-weight-asian="normal" style:font-size-complex="16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6pt" fo:font-weight="normal" officeooo:rsid="0097b626" officeooo:paragraph-rsid="0097b626" style:font-size-asian="14pt" style:font-weight-asian="normal" style:font-size-complex="1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6pt" style:font-name-asian="NSimSun1" style:font-size-asian="14pt" style:font-name-complex="Liberation Mono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6pt" officeooo:rsid="00943008" officeooo:paragraph-rsid="00943008" style:font-name-asian="NSimSun1" style:font-size-asian="14pt" style:font-name-complex="Liberation Mono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font-size="16pt" officeooo:rsid="0099071e" officeooo:paragraph-rsid="0099071e" style:font-name-asian="NSimSun1" style:font-size-asian="14pt" style:font-name-complex="Liberation Mono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font-size="20pt" officeooo:rsid="0099071e" officeooo:paragraph-rsid="0099071e" style:font-name-asian="NSimSun1" style:font-size-asian="20pt" style:font-name-complex="Liberation Mono" style:font-size-complex="20pt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20pt" style:font-name-asian="NSimSun1" style:font-size-asian="20pt" style:font-name-complex="Liberation Mono" style:font-size-complex="20pt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20pt" officeooo:rsid="009a11f8" officeooo:paragraph-rsid="009a11f8" style:font-name-asian="NSimSun1" style:font-size-asian="20pt" style:font-name-complex="Liberation Mono" style:font-size-complex="20pt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font-size="20pt" officeooo:rsid="009b55bb" officeooo:paragraph-rsid="009b55bb" style:font-name-asian="NSimSun1" style:font-size-asian="20pt" style:font-name-complex="Liberation Mono" style:font-size-complex="20pt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font-size="20pt" officeooo:rsid="009c4a41" officeooo:paragraph-rsid="009c4a41" style:font-name-asian="NSimSun1" style:font-size-asian="20pt" style:font-name-complex="Liberation Mono" style:font-size-complex="20pt"/>
    </style:style>
    <style:style style:name="P17" style:family="paragraph" style:parent-style-name="Table_20_Contents">
      <style:paragraph-properties fo:text-align="start" style:justify-single-word="false"/>
      <style:text-properties style:font-name="Liberation Mono" fo:font-size="20pt" officeooo:rsid="00a05df0" officeooo:paragraph-rsid="00a05df0" style:font-name-asian="NSimSun1" style:font-size-asian="20pt" style:font-name-complex="Liberation Mono" style:font-size-complex="20pt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0.5pt" style:font-name-asian="NSimSun1" style:font-size-asian="20pt" style:font-name-complex="Liberation Mono" style:font-size-complex="20pt"/>
    </style:style>
    <style:style style:name="P19" style:family="paragraph" style:parent-style-name="Standard">
      <style:paragraph-properties fo:text-align="start" style:justify-single-word="false"/>
      <style:text-properties fo:color="#d4d4d4" loext:opacity="100%" style:font-name="Consolas" fo:font-size="10.5pt" fo:font-weight="normal" fo:background-color="#1e1e1e" style:font-name-asian="NSimSun1" style:font-size-asian="20pt" style:font-name-complex="Liberation Mono" style:font-size-complex="20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Mono" fo:font-size="10.5pt" fo:font-weight="normal" officeooo:rsid="00a1ec14" officeooo:paragraph-rsid="00a1ec14" fo:background-color="transparent" style:font-name-asian="NSimSun1" style:font-size-asian="20pt" style:font-name-complex="Liberation Mono" style:font-size-complex="20pt"/>
    </style:style>
    <style:style style:name="P21" style:family="paragraph" style:parent-style-name="Preformatted_20_Text">
      <style:paragraph-properties fo:text-align="start" style:justify-single-word="false"/>
      <style:text-properties style:font-name="Liberation Mono" fo:font-size="16pt" fo:font-weight="normal" officeooo:rsid="0097b626" officeooo:paragraph-rsid="0096bef2" style:font-size-asian="14pt" style:font-weight-asian="normal" style:font-size-complex="16pt" style:font-weight-complex="normal"/>
    </style:style>
    <style:style style:name="T1" style:family="text">
      <style:text-properties officeooo:rsid="003cd527"/>
    </style:style>
    <style:style style:name="T2" style:family="text">
      <style:text-properties officeooo:rsid="003c9ae9"/>
    </style:style>
    <style:style style:name="T3" style:family="text">
      <style:text-properties fo:color="#569cd6" loext:opacity="100%" fo:font-weight="normal" fo:background-color="#1e1e1e" loext:char-shading-value="0"/>
    </style:style>
    <style:style style:name="T4" style:family="text">
      <style:text-properties fo:color="#d4d4d4" loext:opacity="100%" fo:font-weight="normal" fo:background-color="#1e1e1e" loext:char-shading-value="0"/>
    </style:style>
    <style:style style:name="T5" style:family="text">
      <style:text-properties fo:color="#ce9178" loext:opacity="100%" fo:font-weight="normal" fo:background-color="#1e1e1e" loext:char-shading-value="0"/>
    </style:style>
    <style:style style:name="T6" style:family="text">
      <style:text-properties fo:color="#b5cea8" loext:opacity="100%" fo:font-weight="normal" fo:background-color="#1e1e1e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9a6288"/>
    </style:style>
    <style:style style:name="T12" style:family="text">
      <style:text-properties officeooo:rsid="009be1b7"/>
    </style:style>
    <style:style style:name="T13" style:family="text">
      <style:text-properties officeooo:rsid="00a2cead"/>
    </style:style>
    <style:style style:name="T14" style:family="text">
      <style:text-properties officeooo:rsid="00a39d92"/>
    </style:style>
    <style:style style:name="T15" style:family="text">
      <style:text-properties officeooo:rsid="00a56a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jeune Hugo <text:s text:c="3"/><text:tab/>Groupe TPD<text:tab/><text:tab/>11/10/2021</text:p>
      <text:p text:style-name="P4"><text:tab/><text:tab/><text:tab/><text:tab/><text:tab/> <text:s text:c="2"/>T<text:span text:style-name="T2">P</text:span><text:span text:style-name="T13">4</text:span></text:p>
      <text:p text:style-name="P3"/>
      <text:p text:style-name="P3">Travaux effectués</text:p>
      <table:table table:name="Tableau2" table:style-name="Tableau2">
        <table:table-column table:style-name="Tableau2.A" table:number-columns-repeated="3"/>
        <table:table-row table:style-name="TableLine1760512208512">
          <table:table-cell table:style-name="Tableau2.A1" office:value-type="string">
            <text:p text:style-name="P18"><text:span text:style-name="T3">SELECT</text:span><text:span text:style-name="T4"> nometu </text:span><text:span text:style-name="T3">FROM</text:span><text:span text:style-name="T4"> etudiants </text:span><text:span text:style-name="T3">WHERE</text:span><text:span text:style-name="T4"> datnaietu &lt; (</text:span><text:span text:style-name="T3">SELECT</text:span><text:span text:style-name="T4"> datnaietu </text:span><text:span text:style-name="T3">FROM</text:span><text:span text:style-name="T4"> etudiants </text:span><text:span text:style-name="T3">WHERE</text:span><text:span text:style-name="T4"> nometu </text:span><text:span text:style-name="T3">LIKE</text:span><text:span text:style-name="T4"> </text:span><text:span text:style-name="T5">'leclercq'</text:span><text:span text:style-name="T4"> </text:span><text:span text:style-name="T3">AND</text:span><text:span text:style-name="T4"> prenometu </text:span><text:span text:style-name="T3">LIKE</text:span><text:span text:style-name="T4"> </text:span><text:span text:style-name="T5">'jules'</text:span><text:span text:style-name="T4">);</text:span></text:p>
          </table:table-cell>
          <table:table-cell table:style-name="Tableau2.A1" office:value-type="string">
            <text:p text:style-name="P11"/>
          </table:table-cell>
          <table:table-cell table:style-name="Tableau2.C1" office:value-type="string">
            <text:p text:style-name="P12">A)Nom des étudiants nés avant l’étudiant «jules leclercq»</text:p>
          </table:table-cell>
        </table:table-row>
        <table:table-row table:style-name="TableLine1760633136128">
          <table:table-cell table:style-name="Tableau2.A2" office:value-type="string">
            <text:p text:style-name="P18"><text:span text:style-name="T3">SELECT</text:span><text:span text:style-name="T4"> numetu </text:span><text:span text:style-name="T3">FROM</text:span><text:span text:style-name="T4"> etudiants </text:span><text:span text:style-name="T3">WHERE</text:span><text:span text:style-name="T4"> numetu  </text:span><text:span text:style-name="T3">IN</text:span><text:span text:style-name="T4"> (</text:span><text:span text:style-name="T3">SELECT</text:span><text:span text:style-name="T4"> numetu </text:span><text:span text:style-name="T3">FROM</text:span><text:span text:style-name="T4"> avoir_note </text:span><text:span text:style-name="T3">WHERE</text:span><text:span text:style-name="T4"> numepr=</text:span><text:span text:style-name="T6">4</text:span><text:span text:style-name="T4"> </text:span><text:span text:style-name="T3">AND</text:span><text:span text:style-name="T4"> note&gt;</text:span><text:span text:style-name="T6">10</text:span><text:span text:style-name="T4">);</text:span></text:p>
          </table:table-cell>
          <table:table-cell table:style-name="Tableau2.A2" office:value-type="string">
            <text:p text:style-name="P13"/>
          </table:table-cell>
          <table:table-cell table:style-name="Tableau2.C2" office:value-type="string">
            <text:p text:style-name="P14">B)Numéros d’étudiants et les notes des étudiants qui ont à l’épreuve 4 une note supérieur à la moyenne de cette épreuve.</text:p>
          </table:table-cell>
        </table:table-row>
        <table:table-row table:style-name="TableLine1760633136400">
          <table:table-cell table:style-name="Tableau2.A2" office:value-type="string">
            <text:p text:style-name="P18"><text:span text:style-name="T3">SELECT</text:span><text:span text:style-name="T4"> nometu </text:span><text:span text:style-name="T3">FROM</text:span><text:span text:style-name="T4"> etudiants </text:span><text:span text:style-name="T3">WHERE</text:span><text:span text:style-name="T4"> numetu </text:span><text:span text:style-name="T3">IN</text:span><text:span text:style-name="T4"> (</text:span><text:span text:style-name="T3">SELECT</text:span><text:span text:style-name="T4"> numetu </text:span><text:span text:style-name="T3">FROM</text:span><text:span text:style-name="T4"> avoir_note </text:span><text:span text:style-name="T3">WHERE</text:span><text:span text:style-name="T4"> note=</text:span><text:span text:style-name="T6">12</text:span><text:span text:style-name="T4">);</text:span></text:p>
          </table:table-cell>
          <table:table-cell table:style-name="Tableau2.A2" office:value-type="string">
            <text:p text:style-name="P13"/>
          </table:table-cell>
          <table:table-cell table:style-name="Tableau2.C2" office:value-type="string">
            <text:p text:style-name="P15">c)nom des étudiants qui on obtenu <text:span text:style-name="T12">au moins un </text:span>12</text:p>
          </table:table-cell>
        </table:table-row>
        <table:table-row table:style-name="TableLine1760633136672">
          <table:table-cell table:style-name="Tableau2.A2" office:value-type="string">
            <text:p text:style-name="P18"><text:span text:style-name="T3">SELECT</text:span><text:span text:style-name="T4"> Et.nometu </text:span><text:span text:style-name="T3">FROM</text:span><text:span text:style-name="T4"> etudiants </text:span><text:span text:style-name="T3">AS</text:span><text:span text:style-name="T4"> Et </text:span><text:span text:style-name="T3">INNER JOIN</text:span><text:span text:style-name="T4"> avoir_note </text:span><text:span text:style-name="T3">AS</text:span><text:span text:style-name="T4"> A </text:span><text:span text:style-name="T3">ON</text:span><text:span text:style-name="T4"> Et.numetu=A.numetu </text:span><text:span text:style-name="T3">INNER JOIN</text:span><text:span text:style-name="T4"> epreuves </text:span><text:span text:style-name="T3">AS</text:span><text:span text:style-name="T4"> Ep </text:span><text:span text:style-name="T3">ON</text:span><text:span text:style-name="T4"> </text:span><text:soft-page-break/><text:span text:style-name="T4">A.numepr=Ep.numepr </text:span><text:span text:style-name="T3">WHERE</text:span><text:span text:style-name="T4"> A.numepr=</text:span><text:span text:style-name="T6">4</text:span><text:span text:style-name="T4"> </text:span><text:span text:style-name="T3">AND</text:span><text:span text:style-name="T4"> A.note &gt; (</text:span><text:span text:style-name="T3">SELECT</text:span><text:span text:style-name="T4"> A.note </text:span><text:span text:style-name="T3">FROM</text:span><text:span text:style-name="T4"> avoir_note </text:span><text:span text:style-name="T3">AS</text:span><text:span text:style-name="T4"> A </text:span><text:span text:style-name="T3">where</text:span><text:span text:style-name="T4"> A.numepr=</text:span><text:span text:style-name="T6">4</text:span><text:span text:style-name="T4"> </text:span><text:span text:style-name="T3">AND</text:span><text:span text:style-name="T4"> A;numetu </text:span><text:span text:style-name="T3">IN</text:span><text:span text:style-name="T4"> (</text:span><text:span text:style-name="T3">SELECT</text:span><text:span text:style-name="T4"> Et.numetu </text:span><text:span text:style-name="T3">FROM</text:span><text:span text:style-name="T4"> etudiants </text:span><text:span text:style-name="T3">AS</text:span><text:span text:style-name="T4"> Et </text:span><text:span text:style-name="T3">WHERE</text:span><text:span text:style-name="T4"> Et.nometu=</text:span><text:span text:style-name="T5">'dupont'</text:span><text:span text:style-name="T4">);</text:span></text:p>
          </table:table-cell>
          <table:table-cell table:style-name="Tableau2.A2" office:value-type="string">
            <text:p text:style-name="P13"/>
          </table:table-cell>
          <table:table-cell table:style-name="Tableau2.C2" office:value-type="string">
            <text:p text:style-name="P16">D)Le nom des étudiants qui ont une <text:soft-page-break/>note supérieur a celle de luc dupont dans l’épreuve 4</text:p>
          </table:table-cell>
        </table:table-row>
        <table:table-row table:style-name="TableLine1760633133136">
          <table:table-cell table:style-name="Tableau2.A2" office:value-type="string">
            <text:p text:style-name="P18"><text:span text:style-name="T3">SELECT</text:span><text:span text:style-name="T4"> Et.nometu </text:span><text:span text:style-name="T3">FROM</text:span><text:span text:style-name="T4"> etudiants </text:span><text:span text:style-name="T3">as</text:span><text:span text:style-name="T4"> Et </text:span><text:span text:style-name="T3">INNER JOIN</text:span><text:span text:style-name="T4"> avoir_note </text:span><text:span text:style-name="T3">AS</text:span><text:span text:style-name="T4"> An </text:span><text:span text:style-name="T3">ON</text:span><text:span text:style-name="T4"> Et.numetu=An.numetu </text:span><text:span text:style-name="T3">WHERE</text:span><text:span text:style-name="T4"> An.note </text:span><text:span text:style-name="T3">IN</text:span><text:span text:style-name="T4"> (</text:span><text:span text:style-name="T3">SELECT</text:span><text:span text:style-name="T4"> An.note </text:span><text:span text:style-name="T3">FROM</text:span><text:span text:style-name="T4"> etudiants </text:span><text:span text:style-name="T3">AS</text:span><text:span text:style-name="T4"> Et </text:span><text:span text:style-name="T3">INNER JOIN</text:span><text:span text:style-name="T4"> avoir_note </text:span><text:span text:style-name="T3">AS</text:span><text:span text:style-name="T4"> An </text:span><text:span text:style-name="T3">ON</text:span><text:span text:style-name="T4"> Et.numetu=An.numetu </text:span><text:span text:style-name="T3">WHERE</text:span><text:span text:style-name="T4"> Et.nometu=</text:span><text:span text:style-name="T5">'dupont'</text:span><text:span text:style-name="T4"> </text:span><text:span text:style-name="T3">AND</text:span><text:span text:style-name="T4"> Et.prenometu=</text:span><text:span text:style-name="T5">'luc'</text:span><text:span text:style-name="T4">) </text:span><text:span text:style-name="T3">ORDER BY</text:span><text:span text:style-name="T4"> Et.numetu;</text:span></text:p>
            <text:p text:style-name="P19"/>
            <text:p text:style-name="P20">OU</text:p>
            <text:p text:style-name="P19"/>
            <text:p text:style-name="P18"><text:span text:style-name="T3">SELECT</text:span><text:span text:style-name="T4"> nometu </text:span><text:span text:style-name="T3">FROM</text:span><text:span text:style-name="T4"> etudiants </text:span><text:span text:style-name="T3">WHERE</text:span><text:span text:style-name="T4"> numetu </text:span><text:span text:style-name="T3">IN</text:span><text:span text:style-name="T4"> (</text:span><text:span text:style-name="T3">SELECT</text:span><text:span text:style-name="T4"> numetu </text:span><text:span text:style-name="T3">FROM</text:span><text:span text:style-name="T4"> avoir_note </text:span><text:span text:style-name="T3">WHERE</text:span><text:span text:style-name="T4"> note </text:span><text:span text:style-name="T3">IN</text:span><text:span text:style-name="T4"> (</text:span><text:span text:style-name="T3">SELECT</text:span><text:span text:style-name="T4"> note </text:span><text:span text:style-name="T3">FROM</text:span><text:span text:style-name="T4"> avoir_note </text:span><text:span text:style-name="T3">WHERE</text:span><text:span text:style-name="T4"> numetu </text:span><text:span text:style-name="T3">IN</text:span><text:span text:style-name="T4"> (</text:span><text:span text:style-name="T3">SELECT</text:span><text:span text:style-name="T4"> numetu </text:span><text:span text:style-name="T3">FROM</text:span><text:span text:style-name="T4"> etudiants </text:span><text:span text:style-name="T3">WHERE</text:span><text:span text:style-name="T4"> nometu </text:span><text:span text:style-name="T3">LIKE</text:span><text:span text:style-name="T4"> </text:span><text:span text:style-name="T5">'dupont'</text:span><text:span text:style-name="T4"> </text:span><text:span text:style-name="T3">AND</text:span><text:span text:style-name="T4"> prenometu </text:span><text:span text:style-name="T3">LIKE</text:span><text:span text:style-name="T4"> </text:span><text:span text:style-name="T5">'luc'</text:span><text:span text:style-name="T4">)));</text:span></text:p>
          </table:table-cell>
          <table:table-cell table:style-name="Tableau2.A2" office:value-type="string">
            <text:p text:style-name="P13"/>
          </table:table-cell>
          <table:table-cell table:style-name="Tableau2.C2" office:value-type="string">
            <text:p text:style-name="P17">E)Le nom des étudiant qui on au moins une note en commun avec luc dupont</text:p>
          </table:table-cell>
        </table:table-row>
      </table:table>
      <text:p text:style-name="P2"/>
      <text:p text:style-name="P2"/>
      <text:p text:style-name="P2"/>
      <text:p text:style-name="P2">A retenir</text:p>
      <table:table table:name="Tableau1" table:style-name="Tableau1">
        <table:table-column table:style-name="Tableau1.A" table:number-columns-repeated="3"/>
        <table:table-row table:style-name="TableLine1760633135040">
          <table:table-cell table:style-name="Tableau1.A1" office:value-type="string">
            <text:p text:style-name="P9">\i chemins fichier</text:p>
          </table:table-cell>
          <table:table-cell table:style-name="Tableau1.A1" office:value-type="string">
            <text:p text:style-name="P8"/>
          </table:table-cell>
          <table:table-cell table:style-name="Tableau1.C1" office:value-type="string">
            <text:p text:style-name="P9">Sert a lancer un script avec le chemins de dossier</text:p>
          </table:table-cell>
        </table:table-row>
        <table:table-row table:style-name="TableLine1760633135856">
          <table:table-cell table:style-name="Tableau1.A2" office:value-type="string">
            <text:p text:style-name="P10">set datestyle <text:span text:style-name="T11">to european</text:span>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10">Change le datestyle</text:p>
          </table:table-cell>
        </table:table-row>
      </table:table>
      <text:p text:style-name="P6"/>
      <text:p text:style-name="P5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3cd5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 <text:tab/> <text:tab/><text:span text:style-name="MT1">R1.05 </text:span>INTRODUCTION BDD et SQL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2-06-13T14:07:35.006000000</dc:date>
    <meta:editing-duration>PT7H36M3S</meta:editing-duration>
    <meta:editing-cycles>141</meta:editing-cycles>
    <meta:document-statistic meta:table-count="2" meta:image-count="0" meta:object-count="0" meta:page-count="2" meta:paragraph-count="21" meta:word-count="268" meta:character-count="1726" meta:non-whitespace-character-count="1461"/>
  </office:meta>
</office:document-meta>
</file>